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708e" officeooo:paragraph-rsid="0021708e"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708e" officeooo:paragraph-rsid="0021708e"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217f65" officeooo:paragraph-rsid="00217f65"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e854a"/>
    </style:style>
    <style:style style:name="T5" style:family="text">
      <style:text-properties fo:language="en" fo:country="US" officeooo:rsid="001ffc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5">11th</text:span> of <text:span text:style-name="T4">November</text:span><text:span text:style-name="T3"> </text:span>202<text:span text:style-name="T3">5</text:span> under the <text:span text:style-name="T5">52nd</text:span> PA Meeting.</text:p>
      <text:p text:style-name="P1"/>
      <text:p text:style-name="P1">The Assembly, recognising the current situation,</text:p>
      <text:p text:style-name="P1"/>
      <text:p text:style-name="P2">Constitutes the need to condemn the occupation of the swamp east of Argos by EIS as illegal under the Universal Rules, namely building too close to each other. It also violates the spirit of the LoOSnp&amp;w, as claiming such huge amounts of land to build so little prevents new nations or even neutral players from arising.</text:p>
      <text:p text:style-name="P2">Its an insanely large plot of land just being claimed for a small military purpose, its stupid and clogs the center of the world even further blocking new nations from being made as we saw with Syndria.</text:p>
      <text:p text:style-name="P5">This motion would furthermore allow SR17 (guarantee of protection of Osbos) signatories to intervene to retain the status quo.</text:p>
      <text:p text:style-name="P1"/>
      <text:p text:style-name="P1">And proceeds.</text:p>
      <text:p text:style-name="P1"/>
      <text:p text:style-name="P1">Signed by,</text:p>
      <text:p text:style-name="P2">Lunar_Lunatic_</text:p>
      <text:p text:style-name="P2">lonewolf13249</text:p>
      <text:p text:style-name="P2">Fverndari</text:p>
      <text:p text:style-name="P2">Comradedoggo_23</text:p>
      <text:p text:style-name="P2">Eldegron</text:p>
      <text:p text:style-name="P2">Thanster</text:p>
      <text:p text:style-name="P2">Nicotinhoo</text:p>
      <text:p text:style-name="P1"/>
      <text:p text:style-name="P1"/>
      <text:p text:style-name="P1"/>
      <text:p text:style-name="Standard"><text:span text:style-name="T1">[</text:span><text:span text:style-name="T2">Motion 52-8: To condemn the occupation of the swamp east of Argos by EIS as illegal under the Universal Rule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1T21:40:58.819937526</dc:date>
    <meta:editing-duration>PT7M12S</meta:editing-duration>
    <meta:editing-cycles>12</meta:editing-cycles>
    <meta:generator>LibreOffice/24.2.7.2$Linux_X86_64 LibreOffice_project/420$Build-2</meta:generator>
    <meta:document-statistic meta:table-count="0" meta:image-count="0" meta:object-count="0" meta:page-count="1" meta:paragraph-count="15" meta:word-count="164" meta:character-count="995" meta:non-whitespace-character-count="846"/>
  </office:meta>
</office:document-meta>
</file>